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9565" officeooo:paragraph-rsid="000a9565"/>
    </style:style>
    <style:style style:name="P2" style:family="paragraph">
      <style:paragraph-properties fo:text-align="center"/>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path text:anchor-type="paragraph" draw:z-index="0" draw:name="Curva di Bézier 1" draw:style-name="gr2" draw:text-style-name="P2" svg:width="11.987cm" svg:height="1.136cm" draw:transform="skewX (-1.40307018567824) rotate (0.164410015537866) translate (-3.99574514612628cm 3.4822604649407cm)" svg:viewBox="0 0 11988 1137" svg:d="M11988 15c-2251-65-4516 96-6772 263-1504 112-3019 270-4488 739l-728 120"><text:p/></draw:path><draw:path text:anchor-type="paragraph" draw:z-index="1" draw:name="Curva di Bézier 2" draw:style-name="gr2" draw:text-style-name="P2" svg:width="3.576cm" svg:height="6.604cm" draw:transform="rotate (-1.40568817955623) translate (7.89710642299073cm 0.143992374862801cm)" svg:viewBox="0 0 3577 6605" svg:d="M0 6443c401-37 797 1 1201 39 448 43 910 234 1309 31 750-383 307-1616 500-2358 164-631 385-1281 322-1931-50-511 714-1443-231-1675-364-89-690-322-1066-365-301-35-889-535-904 278-8 433-266 827-318 1262-62 524-174 1045-261 1566-50 302-101 610-152 913-48 289-96 574-143 861-60 355-120 715-179 1070l-48 287-21 131z"><text:p/></draw:path><draw:path text:anchor-type="paragraph" draw:z-index="2" draw:name="Curva di Bézier 3" draw:style-name="gr2" draw:text-style-name="P2" svg:width="3.639cm" svg:height="5.704cm" draw:transform="rotate (-1.35210657152001) translate (7.64410489999877cm 5.08550100377188cm)" svg:viewBox="0 0 3640 5705" svg:d="M0 5520c465-5 937-11 1395 66 331 55 665 181 984 83 656-201 678-1136 847-1736 148-526 344-1059 330-1607-12-457 25-878 80-1338 71-586-747-726-1047-775-348-56-710-304-1045-178-349 132-298 623-373 947-92 396-251 788-238 1194 11 380 72 762-9 1137-75 352-173 704-235 1059-49 276-166 536-307 772l-115 272-92 170"><text:p/></draw:path><draw:line text:anchor-type="paragraph" draw:z-index="3" draw:name="Linea 1" draw:style-name="gr1" draw:text-style-name="P2" svg:x1="2.865cm" svg:y1="4.004cm" svg:x2="2.971cm" svg:y2="6.283cm"><text:p/></draw:line><draw:line text:anchor-type="paragraph" draw:z-index="4" draw:name="Linea 2" draw:style-name="gr1" draw:text-style-name="P2" svg:x1="5.722cm" svg:y1="6.6cm" svg:x2="5.272cm" svg:y2="4.004cm"><text:p/></draw:line>PROCESS</text:p>
      <text:p text:style-name="P1"/>
      <text:p text:style-name="P1"/>
      <text:p text:style-name="P1"/>
      <text:p text:style-name="P1"/>
      <text:p text:style-name="P1"/>
      <text:p text:style-name="P1"/>
      <text:p text:style-name="P1"/>
      <text:p text:style-name="P1"/>
      <text:p text:style-name="P1"/>
      <text:p text:style-name="P1"><text:s text:c="20"/>send <text:s text:c="26"/>rx</text:p>
      <text:p text:style-name="P1"/>
      <text:p text:style-name="P1"/>
      <text:p text:style-name="P1"/>
      <text:p text:style-name="P1"><draw:path text:anchor-type="paragraph" draw:z-index="5" draw:name="Curva di Bézier 4" draw:style-name="gr2" draw:text-style-name="P2" svg:width="3.183cm" svg:height="6.406cm" draw:transform="rotate (-1.71269159498204) translate (9.08061554817524cm 4.38359247601059cm)" svg:viewBox="0 0 3184 6407" svg:d="M1299 6254c355-3 721 2 1052-124 351-133 1037 381 774-565-144-517-152-1066-228-1597-62-435-144-872-187-1310-59-597-547-1135-460-1725 143-970-420-744-842-842-437-101-1010-185-1317 135-237 246 58 672 116 999 58 330 159 654 194 988 41 386 214 735 318 1104 94 328 297 615 427 928 122 294 218 603 239 928 19 277 111 574-41 834l11 266-7 134"><text:p/></draw:path><draw:line text:anchor-type="paragraph" draw:z-index="6" draw:name="Linea 3" draw:style-name="gr1" draw:text-style-name="P2" svg:x1="3.447cm" svg:y1="2.431cm" svg:x2="3.526cm" svg:y2="5.156cm"><text:p/></draw:line><draw:line text:anchor-type="paragraph" draw:z-index="7" draw:name="Linea 4" draw:style-name="gr1" draw:text-style-name="P2" svg:x1="6.568cm" svg:y1="4.494cm" svg:x2="6.198cm" svg:y2="2.321cm"><text:p/></draw:line>LINK</text:p>
      <text:p text:style-name="P1"/>
      <text:p text:style-name="P1"/>
      <text:p text:style-name="P1"/>
      <text:p text:style-name="P1"/>
      <text:p text:style-name="P1"/>
      <text:p text:style-name="P1"/>
      <text:p text:style-name="P1"/>
      <text:p text:style-name="P1"/>
      <text:p text:style-name="P1"/>
      <text:p text:style-name="P1">LINK_HANDL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6:31:45.400564446</meta:creation-date>
    <dc:date>2023-03-25T17:48:36.171541781</dc:date>
    <meta:editing-duration>PT1H6M40S</meta:editing-duration>
    <meta:editing-cycles>1</meta:editing-cycles>
    <meta:document-statistic meta:table-count="0" meta:image-count="0" meta:object-count="0" meta:page-count="1" meta:paragraph-count="4" meta:word-count="5" meta:character-count="76" meta:non-whitespace-character-count="29"/>
    <meta:generator>LibreOffice/7.3.7.2$Linux_X86_64 LibreOffice_project/30$Build-2</meta:generator>
  </office:meta>
</office:document-meta>
</file>